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201000001140000012C76D41E36.png" manifest:media-type="image/png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00000000343000001B583C2074C.jpg" manifest:media-type="image/jpeg"/>
  <manifest:file-entry manifest:full-path="Pictures/100000000000021F0000021FC645662D.jpg" manifest:media-type="image/jpeg"/>
  <manifest:file-entry manifest:full-path="Pictures/100002010000012C000000DFFF22775B.png" manifest:media-type="image/png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10000000000000A0000000A265565B48.jpg" manifest:media-type="image/jpeg"/>
  <manifest:file-entry manifest:full-path="Pictures/TablePreview1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2.5cm"/>
    </style:style>
    <style:style style:name="gr6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56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5.509cm" style:use-optimal-column-width="false"/>
    </style:style>
    <style:style style:name="co4" style:family="table-column">
      <style:table-column-properties style:column-width="5.508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ro3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family="'Liberation Sans'" style:font-family-generic="swiss" style:font-pitch="variable"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5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3" style:family="text">
      <style:text-properties fo:font-size="18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1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1"><text:span text:style-name="T1">4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1"><text:span text:style-name="T1">2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6cm">
          <text:p text:style-name="P1"><text:span text:style-name="T1">6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1"><text:span text:style-name="T1">6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1"><text:span text:style-name="T1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1"><text:span text:style-name="T1">7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9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2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8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3" draw:layer="layout" svg:width="3.3cm" svg:height="2.75cm" svg:x="29.701cm" svg:y="0cm">
          <draw:text-box>
            <text:p><text:span text:style-name="T3">s9</text:span></text:p>
          </draw:text-box>
        </draw:frame>
        <draw:frame draw:style-name="gr6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7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1"><text:span text:style-name="T1">6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1"><text:span text:style-name="T1">6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6cm">
          <text:p text:style-name="P1"><text:span text:style-name="T1">7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1"><text:span text:style-name="T1">7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1"><text:span text:style-name="T1">6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1"><text:span text:style-name="T1">7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1"><text:span text:style-name="T1">2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9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8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3" draw:layer="layout" svg:width="3.3cm" svg:height="2.75cm" svg:x="29.701cm" svg:y="0cm">
          <draw:text-box>
            <text:p><text:span text:style-name="T3">s9</text:span></text:p>
          </draw:text-box>
        </draw:frame>
        <draw:frame draw:style-name="gr6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7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10.5cm" svg:height="15.5cm" svg:x="9.599cm" svg:y="4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5cm" svg:height="4cm" svg:x="1.499cm" svg:y="2.45cm">
          <text:p text:style-name="P1"><text:span text:style-name="T4">15  ...  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6.95cm">
          <text:p text:style-name="P1"><text:span text:style-name="T4">10  ...  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11.45cm">
          <text:p text:style-name="P1"><text:span text:style-name="T4"><text:s/></text:span><text:span text:style-name="T4">17 <text:s/>... <text:s/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15.95cm">
          <text:p text:style-name="P1"><text:span text:style-name="T4">14  ...  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099cm" svg:y="6.4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699cm" svg:y="2.45cm">
          <text:p text:style-name="P1"><text:span text:style-name="T4">12  ...  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6.95cm">
          <text:p text:style-name="P1"><text:span text:style-name="T4">9   ... 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11.45cm">
          <text:p text:style-name="P1"><text:span text:style-name="T4">16  ...  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15.95cm">
          <text:p text:style-name="P1"><text:span text:style-name="T4">11  ...  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4cm" svg:y="6.55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499cm" svg:y="15.65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7cm" svg:y="5.5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3</text:span></text:p>
              </table:table-cell>
              <table:table-cell>
                <text:p text:style-name="P1"><text:span text:style-name="T1">14</text:span></text:p>
              </table:table-cell>
              <table:table-cell>
                <text:p text:style-name="P1"><text:span text:style-name="T1">1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17</text:span></text:p>
              </table:table-cell>
              <table:table-cell>
                <text:p text:style-name="P1"><text:span text:style-name="T1">1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" draw:layer="layout" svg:width="2cm" svg:height="1cm" svg:x="26.699cm" svg:y="11.15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0.999cm" svg:y="1.945cm">
          <draw:image xlink:href="Pictures/100002010000012B0000012C25093A87.png" xlink:type="simple" xlink:show="embed" xlink:actuate="onLoad">
            <text:p/>
          </draw:image>
        </draw:frame>
        <draw:g>
          <draw:line draw:style-name="gr8" draw:text-style-name="P1" draw:layer="layout" svg:x1="3.999cm" svg:y1="2.45cm" svg:x2="3.999cm" svg:y2="6.45cm">
            <text:p/>
          </draw:line>
          <draw:line draw:style-name="gr8" draw:text-style-name="P1" draw:layer="layout" svg:x1="6.499cm" svg:y1="2.45cm" svg:x2="6.499cm" svg:y2="6.45cm">
            <text:p/>
          </draw:line>
        </draw:g>
        <draw:g>
          <draw:line draw:style-name="gr8" draw:text-style-name="P1" draw:layer="layout" svg:x1="3.999cm" svg:y1="7.05cm" svg:x2="3.999cm" svg:y2="11.05cm">
            <text:p/>
          </draw:line>
          <draw:line draw:style-name="gr8" draw:text-style-name="P1" draw:layer="layout" svg:x1="6.499cm" svg:y1="7.05cm" svg:x2="6.499cm" svg:y2="11.05cm">
            <text:p/>
          </draw:line>
        </draw:g>
        <draw:g>
          <draw:line draw:style-name="gr8" draw:text-style-name="P1" draw:layer="layout" svg:x1="3.999cm" svg:y1="11.45cm" svg:x2="3.999cm" svg:y2="15.45cm">
            <text:p/>
          </draw:line>
          <draw:line draw:style-name="gr8" draw:text-style-name="P1" draw:layer="layout" svg:x1="6.499cm" svg:y1="11.45cm" svg:x2="6.499cm" svg:y2="15.45cm">
            <text:p/>
          </draw:line>
        </draw:g>
        <draw:g>
          <draw:line draw:style-name="gr8" draw:text-style-name="P1" draw:layer="layout" svg:x1="3.999cm" svg:y1="15.95cm" svg:x2="3.999cm" svg:y2="19.95cm">
            <text:p/>
          </draw:line>
          <draw:line draw:style-name="gr8" draw:text-style-name="P1" draw:layer="layout" svg:x1="6.499cm" svg:y1="15.95cm" svg:x2="6.499cm" svg:y2="19.95cm">
            <text:p/>
          </draw:line>
        </draw:g>
        <draw:g>
          <draw:line draw:style-name="gr8" draw:text-style-name="P1" draw:layer="layout" svg:x1="23.099cm" svg:y1="2.45cm" svg:x2="23.099cm" svg:y2="6.45cm">
            <text:p/>
          </draw:line>
          <draw:line draw:style-name="gr8" draw:text-style-name="P1" draw:layer="layout" svg:x1="25.599cm" svg:y1="2.45cm" svg:x2="25.599cm" svg:y2="6.45cm">
            <text:p/>
          </draw:line>
        </draw:g>
        <draw:g>
          <draw:line draw:style-name="gr8" draw:text-style-name="P1" draw:layer="layout" svg:x1="23.099cm" svg:y1="7.05cm" svg:x2="23.099cm" svg:y2="11.05cm">
            <text:p/>
          </draw:line>
          <draw:line draw:style-name="gr8" draw:text-style-name="P1" draw:layer="layout" svg:x1="25.599cm" svg:y1="7.05cm" svg:x2="25.599cm" svg:y2="11.05cm">
            <text:p/>
          </draw:line>
        </draw:g>
        <draw:g>
          <draw:line draw:style-name="gr8" draw:text-style-name="P1" draw:layer="layout" svg:x1="23.099cm" svg:y1="11.45cm" svg:x2="23.099cm" svg:y2="15.45cm">
            <text:p/>
          </draw:line>
          <draw:line draw:style-name="gr8" draw:text-style-name="P1" draw:layer="layout" svg:x1="25.599cm" svg:y1="11.45cm" svg:x2="25.599cm" svg:y2="15.45cm">
            <text:p/>
          </draw:line>
        </draw:g>
        <draw:g>
          <draw:line draw:style-name="gr8" draw:text-style-name="P1" draw:layer="layout" svg:x1="23.099cm" svg:y1="15.95cm" svg:x2="23.099cm" svg:y2="19.95cm">
            <text:p/>
          </draw:line>
          <draw:line draw:style-name="gr8" draw:text-style-name="P1" draw:layer="layout" svg:x1="25.599cm" svg:y1="15.95cm" svg:x2="25.599cm" svg:y2="19.95cm">
            <text:p/>
          </draw:line>
        </draw:g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3+2</text:span></text:p>
              </table:table-cell>
              <table:table-cell table:style-name="ce4">
                <text:p text:style-name="P1"><text:span text:style-name="T4"><text:s/></text:span><text:span text:style-name="T4">5+1</text:span></text:p>
              </table:table-cell>
              <table:table-cell>
                <text:p text:style-name="P1"><text:span text:style-name="T1">2+2</text:span></text:p>
              </table:table-cell>
            </table:table-row>
            <table:table-row table:style-name="ro3">
              <table:table-cell table:style-name="ce3">
                <text:p text:style-name="P1"><text:span text:style-name="T1">1+3</text:span></text:p>
              </table:table-cell>
              <table:table-cell table:style-name="ce4">
                <text:p text:style-name="P1"><text:span text:style-name="T1">1+4</text:span></text:p>
              </table:table-cell>
              <table:table-cell table:style-name="ce5">
                <text:p text:style-name="P1"><text:span text:style-name="T1">2+3</text:span></text:p>
              </table:table-cell>
            </table:table-row>
            <table:table-row table:style-name="ro3">
              <table:table-cell table:style-name="ce3">
                <text:p text:style-name="P1"><text:span text:style-name="T1">4+1</text:span></text:p>
              </table:table-cell>
              <table:table-cell table:style-name="ce4">
                <text:p text:style-name="P1"><text:span text:style-name="T1">4+0</text:span></text:p>
              </table:table-cell>
              <table:table-cell table:style-name="ce5">
                <text:p text:style-name="P1"><text:span text:style-name="T1">3+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9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</draw:page>
      <draw:page draw:name="page5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5+5</text:span></text:p>
              </table:table-cell>
              <table:table-cell table:style-name="ce4">
                <text:p text:style-name="P1"><text:span text:style-name="T4"><text:s/></text:span><text:span text:style-name="T4">8+2</text:span></text:p>
              </table:table-cell>
              <table:table-cell>
                <text:p text:style-name="P1"><text:span text:style-name="T1">3+7</text:span></text:p>
              </table:table-cell>
            </table:table-row>
            <table:table-row table:style-name="ro3">
              <table:table-cell table:style-name="ce3">
                <text:p text:style-name="P1"><text:span text:style-name="T1">7+3</text:span></text:p>
              </table:table-cell>
              <table:table-cell table:style-name="ce4">
                <text:p text:style-name="P1"><text:span text:style-name="T1">6+2</text:span></text:p>
              </table:table-cell>
              <table:table-cell table:style-name="ce5">
                <text:p text:style-name="P1"><text:span text:style-name="T1">9+1</text:span></text:p>
              </table:table-cell>
            </table:table-row>
            <table:table-row table:style-name="ro3">
              <table:table-cell table:style-name="ce3">
                <text:p text:style-name="P1"><text:span text:style-name="T1">10+0</text:span></text:p>
              </table:table-cell>
              <table:table-cell table:style-name="ce4">
                <text:p text:style-name="P1"><text:span text:style-name="T1">2+8</text:span></text:p>
              </table:table-cell>
              <table:table-cell table:style-name="ce5">
                <text:p text:style-name="P1"><text:span text:style-name="T1">1+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9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</draw:page>
      <draw:page draw:name="page6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0+10</text:span></text:p>
              </table:table-cell>
              <table:table-cell table:style-name="ce4">
                <text:p text:style-name="P1"><text:span text:style-name="T4"><text:s/></text:span><text:span text:style-name="T4">1+9</text:span></text:p>
              </table:table-cell>
              <table:table-cell>
                <text:p text:style-name="P1"><text:span text:style-name="T1">4+6</text:span></text:p>
              </table:table-cell>
            </table:table-row>
            <table:table-row table:style-name="ro3">
              <table:table-cell table:style-name="ce3">
                <text:p text:style-name="P1"><text:span text:style-name="T1">7+4</text:span></text:p>
              </table:table-cell>
              <table:table-cell table:style-name="ce4">
                <text:p text:style-name="P1"><text:span text:style-name="T1">6+4</text:span></text:p>
              </table:table-cell>
              <table:table-cell table:style-name="ce5">
                <text:p text:style-name="P1"><text:span text:style-name="T1">9+1</text:span></text:p>
              </table:table-cell>
            </table:table-row>
            <table:table-row table:style-name="ro3">
              <table:table-cell table:style-name="ce3">
                <text:p text:style-name="P1"><text:span text:style-name="T1">5+5</text:span></text:p>
              </table:table-cell>
              <table:table-cell table:style-name="ce4">
                <text:p text:style-name="P1"><text:span text:style-name="T1">10+0</text:span></text:p>
              </table:table-cell>
              <table:table-cell table:style-name="ce5">
                <text:p text:style-name="P1"><text:span text:style-name="T1">8+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9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</draw:page>
      <draw:page draw:name="page7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1"><text:span text:style-name="T1">4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1"><text:span text:style-name="T1">3+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475cm" svg:y="16cm">
          <text:p text:style-name="P1"><text:span text:style-name="T1">3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1"><text:span text:style-name="T1">1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1"><text:span text:style-name="T1">2+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1"><text:span text:style-name="T1">7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1"><text:span text:style-name="T1">8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1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9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3" draw:layer="layout" svg:width="3.3cm" svg:height="2.75cm" svg:x="29.701cm" svg:y="0cm">
          <draw:text-box>
            <text:p><text:span text:style-name="T3">s9</text:span></text:p>
          </draw:text-box>
        </draw:frame>
        <draw:frame draw:style-name="gr6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7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</draw:page>
      <draw:page draw:name="page8" draw:style-name="dp1" draw:master-page-name="Standard">
        <draw:custom-shape draw:style-name="gr1" draw:text-style-name="P1" draw:layer="layout" svg:width="10.5cm" svg:height="15.5cm" svg:x="9.59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5cm" svg:height="4cm" svg:x="1.498cm" svg:y="2.4cm">
          <text:p text:style-name="P1"><text:span text:style-name="T4">15  ...  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6.9cm">
          <text:p text:style-name="P1"><text:span text:style-name="T4">13  ... 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11.4cm">
          <text:p text:style-name="P1"><text:span text:style-name="T4"><text:s/></text:span><text:span text:style-name="T4">17 <text:s/>... <text:s/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15.9cm">
          <text:p text:style-name="P1"><text:span text:style-name="T4">14  ...  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098cm" svg:y="6.4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698cm" svg:y="2.4cm">
          <text:p text:style-name="P1"><text:span text:style-name="T4">12  ...  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6.9cm">
          <text:p text:style-name="P1"><text:span text:style-name="T4">19  ...  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11.4cm">
          <text:p text:style-name="P1"><text:span text:style-name="T4">16  ...  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15.9cm">
          <text:p text:style-name="P1"><text:span text:style-name="T4">11  ...  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3cm" svg:y="6.5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498cm" svg:y="15.6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6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3</text:span></text:p>
              </table:table-cell>
              <table:table-cell>
                <text:p text:style-name="P1"><text:span text:style-name="T1">15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9</text:span></text:p>
              </table:table-cell>
              <table:table-cell>
                <text:p text:style-name="P1"><text:span text:style-name="T1">18</text:span></text:p>
              </table:table-cell>
              <table:table-cell>
                <text:p text:style-name="P1"><text:span text:style-name="T1">1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1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1" draw:layer="layout" svg:width="2cm" svg:height="1cm" svg:x="26.698cm" svg:y="11.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0.998cm" svg:y="1.895cm">
          <draw:image xlink:href="Pictures/100002010000012B0000012C25093A87.png" xlink:type="simple" xlink:show="embed" xlink:actuate="onLoad">
            <text:p/>
          </draw:image>
        </draw:frame>
        <draw:g>
          <draw:line draw:style-name="gr8" draw:text-style-name="P1" draw:layer="layout" svg:x1="3.998cm" svg:y1="2.4cm" svg:x2="3.998cm" svg:y2="6.4cm">
            <text:p/>
          </draw:line>
          <draw:line draw:style-name="gr8" draw:text-style-name="P1" draw:layer="layout" svg:x1="6.498cm" svg:y1="2.4cm" svg:x2="6.498cm" svg:y2="6.4cm">
            <text:p/>
          </draw:line>
        </draw:g>
        <draw:g>
          <draw:line draw:style-name="gr8" draw:text-style-name="P1" draw:layer="layout" svg:x1="3.998cm" svg:y1="7cm" svg:x2="3.998cm" svg:y2="11cm">
            <text:p/>
          </draw:line>
          <draw:line draw:style-name="gr8" draw:text-style-name="P1" draw:layer="layout" svg:x1="6.498cm" svg:y1="7cm" svg:x2="6.498cm" svg:y2="11cm">
            <text:p/>
          </draw:line>
        </draw:g>
        <draw:g>
          <draw:line draw:style-name="gr8" draw:text-style-name="P1" draw:layer="layout" svg:x1="3.998cm" svg:y1="11.4cm" svg:x2="3.998cm" svg:y2="15.4cm">
            <text:p/>
          </draw:line>
          <draw:line draw:style-name="gr8" draw:text-style-name="P1" draw:layer="layout" svg:x1="6.498cm" svg:y1="11.4cm" svg:x2="6.498cm" svg:y2="15.4cm">
            <text:p/>
          </draw:line>
        </draw:g>
        <draw:g>
          <draw:line draw:style-name="gr8" draw:text-style-name="P1" draw:layer="layout" svg:x1="3.998cm" svg:y1="15.9cm" svg:x2="3.998cm" svg:y2="19.9cm">
            <text:p/>
          </draw:line>
          <draw:line draw:style-name="gr8" draw:text-style-name="P1" draw:layer="layout" svg:x1="6.498cm" svg:y1="15.9cm" svg:x2="6.498cm" svg:y2="19.9cm">
            <text:p/>
          </draw:line>
        </draw:g>
        <draw:g>
          <draw:line draw:style-name="gr8" draw:text-style-name="P1" draw:layer="layout" svg:x1="23.098cm" svg:y1="2.4cm" svg:x2="23.098cm" svg:y2="6.4cm">
            <text:p/>
          </draw:line>
          <draw:line draw:style-name="gr8" draw:text-style-name="P1" draw:layer="layout" svg:x1="25.598cm" svg:y1="2.4cm" svg:x2="25.598cm" svg:y2="6.4cm">
            <text:p/>
          </draw:line>
        </draw:g>
        <draw:g>
          <draw:line draw:style-name="gr8" draw:text-style-name="P1" draw:layer="layout" svg:x1="23.098cm" svg:y1="7cm" svg:x2="23.098cm" svg:y2="11cm">
            <text:p/>
          </draw:line>
          <draw:line draw:style-name="gr8" draw:text-style-name="P1" draw:layer="layout" svg:x1="25.598cm" svg:y1="7cm" svg:x2="25.598cm" svg:y2="11cm">
            <text:p/>
          </draw:line>
        </draw:g>
        <draw:g>
          <draw:line draw:style-name="gr8" draw:text-style-name="P1" draw:layer="layout" svg:x1="23.098cm" svg:y1="11.4cm" svg:x2="23.098cm" svg:y2="15.4cm">
            <text:p/>
          </draw:line>
          <draw:line draw:style-name="gr8" draw:text-style-name="P1" draw:layer="layout" svg:x1="25.598cm" svg:y1="11.4cm" svg:x2="25.598cm" svg:y2="15.4cm">
            <text:p/>
          </draw:line>
        </draw:g>
        <draw:g>
          <draw:line draw:style-name="gr8" draw:text-style-name="P1" draw:layer="layout" svg:x1="23.098cm" svg:y1="15.9cm" svg:x2="23.098cm" svg:y2="19.9cm">
            <text:p/>
          </draw:line>
          <draw:line draw:style-name="gr8" draw:text-style-name="P1" draw:layer="layout" svg:x1="25.598cm" svg:y1="15.9cm" svg:x2="25.598cm" svg:y2="19.9cm">
            <text:p/>
          </draw:line>
        </draw:g>
        <draw:frame draw:style-name="gr3" draw:text-style-name="P1" draw:layer="layout" svg:width="2.018cm" svg:height="1.5cm" svg:x="1.082cm" svg:y="15.3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2cm">
          <draw:image xlink:href="Pictures/100002010000012C0000012B8BD43765.png" xlink:type="simple" xlink:show="embed" xlink:actuate="onLoad">
            <text:p/>
          </draw:image>
        </draw:frame>
      </draw:page>
      <draw:page draw:name="page9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6+4</text:span></text:p>
              </table:table-cell>
              <table:table-cell table:style-name="ce4">
                <text:p text:style-name="P1"><text:span text:style-name="T4"><text:s/></text:span><text:span text:style-name="T4">3+7</text:span></text:p>
              </table:table-cell>
              <table:table-cell>
                <text:p text:style-name="P1"><text:span text:style-name="T1">4+6</text:span></text:p>
              </table:table-cell>
            </table:table-row>
            <table:table-row table:style-name="ro3">
              <table:table-cell table:style-name="ce3">
                <text:p text:style-name="P1"><text:span text:style-name="T1">1+9</text:span></text:p>
              </table:table-cell>
              <table:table-cell table:style-name="ce4">
                <text:p text:style-name="P1"><text:span text:style-name="T1">0+10</text:span></text:p>
              </table:table-cell>
              <table:table-cell table:style-name="ce5">
                <text:p text:style-name="P1"><text:span text:style-name="T1">7+3</text:span></text:p>
              </table:table-cell>
            </table:table-row>
            <table:table-row table:style-name="ro3">
              <table:table-cell table:style-name="ce3">
                <text:p text:style-name="P1"><text:span text:style-name="T1">10+0</text:span></text:p>
              </table:table-cell>
              <table:table-cell table:style-name="ce4">
                <text:p text:style-name="P1"><text:span text:style-name="T1">3+8</text:span></text:p>
              </table:table-cell>
              <table:table-cell table:style-name="ce5">
                <text:p text:style-name="P1"><text:span text:style-name="T1">5+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9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6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10" draw:style-name="dp1" draw:master-page-name="Standard">
        <draw:custom-shape draw:style-name="gr2" draw:text-style-name="P5" draw:layer="layout" svg:width="4cm" svg:height="3.314cm" svg:x="24.25cm" svg:y="2.53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5cm" svg:y="7.203cm">
          <text:p text:style-name="P1"><text:span text:style-name="T4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5cm" svg:y="11.869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5cm" svg:y="16.53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.05cm" svg:y="4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5cm" svg:y="2.55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5cm" svg:y="7.217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5cm" svg:y="11.88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5cm" svg:y="16.5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5cm" svg:y="15.75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5cm" svg:y="5.2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1+1</text:span></text:p>
              </table:table-cell>
              <table:table-cell table:style-name="ce4">
                <text:p text:style-name="P1"><text:span text:style-name="T4"><text:s/></text:span><text:span text:style-name="T4">3+3</text:span></text:p>
              </table:table-cell>
              <table:table-cell>
                <text:p text:style-name="P1"><text:span text:style-name="T1">4+4</text:span></text:p>
              </table:table-cell>
            </table:table-row>
            <table:table-row table:style-name="ro3">
              <table:table-cell table:style-name="ce3">
                <text:p text:style-name="P1"><text:span text:style-name="T1">3+0</text:span></text:p>
              </table:table-cell>
              <table:table-cell table:style-name="ce4">
                <text:p text:style-name="P1"><text:span text:style-name="T1">2+1</text:span></text:p>
              </table:table-cell>
              <table:table-cell table:style-name="ce5">
                <text:p text:style-name="P1"><text:span text:style-name="T1">2+2</text:span></text:p>
              </table:table-cell>
            </table:table-row>
            <table:table-row table:style-name="ro3">
              <table:table-cell table:style-name="ce3">
                <text:p text:style-name="P1"><text:span text:style-name="T1">10+0</text:span></text:p>
              </table:table-cell>
              <table:table-cell table:style-name="ce4">
                <text:p text:style-name="P1"><text:span text:style-name="T1">9+0</text:span></text:p>
              </table:table-cell>
              <table:table-cell table:style-name="ce5">
                <text:p text:style-name="P1"><text:span text:style-name="T1">5+5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" draw:layer="layout" svg:width="4.5cm" svg:height="2.75cm" svg:x="30.05cm" svg:y="1.05cm">
          <draw:text-box>
            <text:p>s 3</text:p>
          </draw:text-box>
        </draw:frame>
        <draw:frame draw:style-name="gr3" draw:text-style-name="P1" draw:layer="layout" svg:width="1.489cm" svg:height="1.617cm" svg:x="27.075cm" svg:y="6.65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5cm" svg:y="11.25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5cm" svg:y="6.5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.05cm" svg:y="2.04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9" draw:text-style-name="P1" draw:layer="layout" svg:width="1.975cm" svg:height="1.974cm" svg:x="30.075cm" svg:y="3.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0.395cm" svg:height="0.396cm" svg:x="30.865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 text:style-name="MP1"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E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2T22:41:38</dc:date>
    <meta:editing-duration>PT23H8M24S</meta:editing-duration>
    <meta:editing-cycles>149</meta:editing-cycles>
    <meta:generator>LibreOffice/3.5$Linux_X86_64 LibreOffice_project/350m1$Build-2</meta:generator>
    <meta:print-date>2012-11-11T21:10:51</meta:print-date>
    <meta:document-statistic meta:object-count="267"/>
  </office:meta>
</office:document-meta>
</file>